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8a521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8a521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8a521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8a521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a521" style:font-name="Arial" style:font-size-asian="10pt" style:font-size-complex="10pt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48a52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3120c3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officeooo:rsid="003bc4f2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3">RECOMMANDÉ</text:p>
          </table:table-cell>
        </table:table-row>
      </table:table>
      <text:p text:style-name="P4">Transmis <text:span text:style-name="T7">de la demande de plans modificatifs</text:span></text:p>
      <text:p text:style-name="P3"/>
      <text:p text:style-name="P8"/>
      <text:p text:style-name="P14"><text:span text:style-name="T5"/></text:p>
      <text:p text:style-name="P8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7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7">Nous vous en souhaitons bonne réception et nous vous prions d'agréer, <text:span text:style-name="T17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8a521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8a521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8a521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8a521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a521" style:font-name="Arial" style:font-size-asian="10pt" style:font-size-complex="10pt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48a52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3120c3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officeooo:rsid="003bc4f2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3">RECOMMANDÉ</text:p>
          </table:table-cell>
        </table:table-row>
      </table:table>
      <text:p text:style-name="P4">Transmis <text:span text:style-name="T7">de la demande de plans modificatifs</text:span></text:p>
      <text:p text:style-name="P3"/>
      <text:p text:style-name="P8"/>
      <text:p text:style-name="P14"><text:span text:style-name="T5"/></text:p>
      <text:p text:style-name="P8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7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7">Nous vous en souhaitons bonne réception et nous vous prions d'agréer, <text:span text:style-name="T17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8a521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8a521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8a521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8a521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a521" style:font-name="Arial" style:font-size-asian="10pt" style:font-size-complex="10pt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48a52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3120c3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officeooo:rsid="003bc4f2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3">RECOMMANDÉ</text:p>
          </table:table-cell>
        </table:table-row>
      </table:table>
      <text:p text:style-name="P4">Transmis <text:span text:style-name="T7">de la demande de plans modificatifs</text:span></text:p>
      <text:p text:style-name="P3"/>
      <text:p text:style-name="P8"/>
      <text:p text:style-name="P14"><text:span text:style-name="T5"/></text:p>
      <text:p text:style-name="P8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7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7">Nous vous en souhaitons bonne réception et nous vous prions d'agréer, <text:span text:style-name="T17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8a521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48a521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8a521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8a521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a521" style:font-name="Arial" style:font-size-asian="10pt" style:font-size-complex="10pt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48a521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3120c3" style:font-name="Arial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officeooo:rsid="003bc4f2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3">RECOMMANDÉ</text:p>
          </table:table-cell>
        </table:table-row>
      </table:table>
      <text:p text:style-name="P4">Transmis <text:span text:style-name="T7">de la demande de plans modificatifs</text:span></text:p>
      <text:p text:style-name="P3"/>
      <text:p text:style-name="P8"/>
      <text:p text:style-name="P14"><text:span text:style-name="T5"/></text:p>
      <text:p text:style-name="P8"/>
      <text:p text:style-name="P5"><office:annotation><dc:creator>Gauthier Bastien</dc:creator><dc:date>2011-02-16T16:12:24</dc:date><text:p text:style-name="P15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7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8">7</text:span> §<text:span text:style-name="T18">1</text:span> du décret <text:span text:style-name="T18">du 5 février 2015 </text:span>relatif au<text:span text:style-name="T18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7">Nous vous en souhaitons bonne réception et nous vous prions d'agréer, <text:span text:style-name="T17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21">do text</text:span></text:p><text:p text:style-name="P15"><text:span text:style-name="T21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49.731907299</dc:date>
    <dc:language>fr-FR</dc:language>
    <meta:editing-cycles>128</meta:editing-cycles>
    <meta:editing-duration>P1DT9H48M22S</meta:editing-duration>
    <meta:document-statistic meta:table-count="1" meta:image-count="0" meta:object-count="0" meta:page-count="1" meta:paragraph-count="15" meta:word-count="173" meta:character-count="1269" meta:non-whitespace-character-count="1128"/>
    <meta:user-defined meta:name="Info 1"/>
    <meta:user-defined meta:name="Info 2"/>
    <meta:user-defined meta:name="Info 3"/>
    <meta:user-defined meta:name="Info 4"/>
  </office:meta>
</office:document-meta>
</file>